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lParameters.getKey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TrustManagerFactoryAlgorithm(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getKey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isNeedClient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hash( String [ ] str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slParameters.setTrustStoreType( String trustStor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getKeyStore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getTrus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eq( String s1 , String s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is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KeyManagerFactoryAlgorithm(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Provider( String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Protocol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getKey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TrustStorePassword( String trustStor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WantClientAuth( boolean wantClient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equals( Object o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slParameters.hash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NeedClientAuth( boolean needClient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getTrustStor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KeyStore( String key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TrustStore( String trust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slParamet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slParameters.getTrustStore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Managed( boolean manag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KeyPassword( String key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KeyAlias( String key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KeyStoreType( String keyStor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getKeyManagerFactory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slParameters.getTrustManagerFactory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getKeyStor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setKeyStorePassword( String keyStor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Parameters.isWantClient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